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B" style:family="table-column">
      <style:table-column-properties style:column-width="1.61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B" style:family="table-column">
      <style:table-column-properties style:column-width="1.61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316e" officeooo:paragraph-rsid="001f316e"/>
    </style:style>
    <style:style style:name="P2" style:family="paragraph" style:parent-style-name="Table_20_Contents">
      <style:text-properties officeooo:rsid="002028c0" officeooo:paragraph-rsid="002028c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316e" officeooo:paragraph-rsid="001f316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2bea2" officeooo:paragraph-rsid="0022bea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2bea2" officeooo:paragraph-rsid="002435e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435e3" officeooo:paragraph-rsid="002435e3" style:font-weight-asian="bold" style:font-weight-complex="bold"/>
    </style:style>
    <style:style style:name="P7" style:family="paragraph" style:parent-style-name="Table_20_Contents">
      <style:text-properties fo:font-weight="bold" officeooo:rsid="002028c0" officeooo:paragraph-rsid="002028c0" style:font-weight-asian="bold" style:font-weight-complex="bold"/>
    </style:style>
    <style:style style:name="P8" style:family="paragraph" style:parent-style-name="Table_20_Contents">
      <style:text-properties fo:font-weight="bold" officeooo:rsid="00254283" officeooo:paragraph-rsid="00254283" style:font-weight-asian="bold" style:font-weight-complex="bold"/>
    </style:style>
    <style:style style:name="P9" style:family="paragraph" style:parent-style-name="Table_20_Contents">
      <style:text-properties officeooo:rsid="002435e3" officeooo:paragraph-rsid="002435e3"/>
    </style:style>
    <style:style style:name="P10" style:family="paragraph" style:parent-style-name="Standard">
      <style:text-properties officeooo:paragraph-rsid="002435e3"/>
    </style:style>
    <style:style style:name="P11" style:family="paragraph" style:parent-style-name="Table_20_Contents" style:list-style-name="L1">
      <style:text-properties officeooo:rsid="001f316e" officeooo:paragraph-rsid="001f316e"/>
    </style:style>
    <style:style style:name="P12" style:family="paragraph" style:parent-style-name="Table_20_Contents" style:list-style-name="L2">
      <style:text-properties officeooo:rsid="002028c0" officeooo:paragraph-rsid="002028c0"/>
    </style:style>
    <style:style style:name="T1" style:family="text">
      <style:text-properties officeooo:rsid="002028c0"/>
    </style:style>
    <style:style style:name="T2" style:family="text">
      <style:text-properties officeooo:rsid="0026d3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3896207916000">
          <table:table-cell table:style-name="Table1.A1" office:value-type="string">
            <text:p text:style-name="P1">Switch</text:p>
            <text:p text:style-name="P1"/>
          </table:table-cell>
        </table:table-row>
        <table:table-row table:style-name="TableLine93896207792736">
          <table:table-cell table:style-name="Table1.A2" office:value-type="string">
            <text:p text:style-name="P1">Vlan</text:p>
            <text:p text:style-name="P1"/>
          </table:table-cell>
        </table:table-row>
        <table:table-row table:style-name="TableLine93896206063216">
          <table:table-cell table:style-name="Table1.A2" office:value-type="string">
            <text:p text:style-name="P1">Switch commands:</text:p>
            <text:p text:style-name="P1"/>
          </table:table-cell>
        </table:table-row>
        <table:table-row table:style-name="TableLine93896206063792">
          <table:table-cell table:style-name="Table1.A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3896206064448">
          <table:table-cell table:style-name="Table1.A2" office:value-type="string">
            <text:p text:style-name="Table_20_Contents"/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3896206066272">
          <table:table-cell table:style-name="Table2.A1" office:value-type="string">
            <text:p text:style-name="P3">Server set<text:span text:style-name="T1">up</text:span></text:p>
            <text:p text:style-name="P1"/>
          </table:table-cell>
        </table:table-row>
        <table:table-row table:style-name="TableLine93896207028336">
          <table:table-cell table:style-name="Table2.A2" office:value-type="string">
            <text:list xml:id="list555175852" text:style-name="L1">
              <text:list-item>
                <text:p text:style-name="P11">Physical mounting</text:p>
              </text:list-item>
              <text:list-item>
                <text:p text:style-name="P11">CIMC configuration</text:p>
              </text:list-item>
              <text:list-item>
                <text:p text:style-name="P11">connection to switch</text:p>
              </text:list-item>
              <text:list-item>
                <text:p text:style-name="P11">XEN installation</text:p>
              </text:list-item>
              <text:list-item>
                <text:p text:style-name="P11">vm installation: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Line93896207029216">
          <table:table-cell table:style-name="Table2.A2" office:value-type="string">
            <text:p text:style-name="P2">Physical mounting</text:p>
            <text:p text:style-name="P2"/>
            <text:p text:style-name="P2"/>
          </table:table-cell>
        </table:table-row>
        <table:table-row table:style-name="TableLine93896283224928">
          <table:table-cell table:style-name="Table2.A2" office:value-type="string">
            <text:p text:style-name="P2">CIMC configuration</text:p>
            <text:p text:style-name="P2">- F8 for <text:span text:style-name="T2">for rebooting</text:span></text:p>
            <text:p text:style-name="P2">- assigning IP for remote management.</text:p>
            <text:list xml:id="list3014061369" text:style-name="L2">
              <text:list-item>
                <text:p text:style-name="P12">Set IP, DNS, hostname, and connect to CIMC switch.</text:p>
              </text:list-item>
              <text:list-item>
                <text:p text:style-name="P12"/>
              </text:list-item>
            </text:list>
            <text:p text:style-name="P2"/>
            <text:p text:style-name="P2"/>
          </table:table-cell>
        </table:table-row>
        <table:table-row table:style-name="TableLine93896283225408">
          <table:table-cell table:style-name="Table2.A2" office:value-type="string">
            <text:p text:style-name="P2">Connecting to switch</text:p>
            <text:p text:style-name="P2">- need to take care about <text:s/>VLANs.</text:p>
            <text:p text:style-name="P2"/>
          </table:table-cell>
        </table:table-row>
        <table:table-row table:style-name="TableLine93896283225888">
          <table:table-cell table:style-name="Table2.A2" office:value-type="string">
            <text:p text:style-name="P2">XEN installation</text:p>
            <text:p text:style-name="P2">- update all the packages:</text:p>
            <text:p text:style-name="P2"/>
          </table:table-cell>
        </table:table-row>
        <table:table-row table:style-name="TableLine93896283226368">
          <table:table-cell table:style-name="Table2.A2" office:value-type="string">
            <text:p text:style-name="P2">VM installation:</text:p>
            <text:p text:style-name="P2"/>
          </table:table-cell>
        </table:table-row>
        <table:table-row table:style-name="TableLine93896283226848">
          <table:table-cell table:style-name="Table2.A2" office:value-type="string">
            <text:p text:style-name="P2"/>
            <text:p text:style-name="P2"/>
            <text:p text:style-name="P2"/>
            <text:p text:style-name="P2"/>
            <text:p text:style-name="P6"><text:soft-page-break/>AWT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row table:style-name="TableLine93896283180000">
                <table:table-cell table:style-name="Table4.A1" office:value-type="string">
                  <text:p text:style-name="P6">Nexge-hostedpbx01</text:p>
                  <text:p text:style-name="P6">10.21.3.71(CIMC)</text:p>
                  <text:p text:style-name="P6">10.21.4.71(XEN)</text:p>
                </table:table-cell>
                <table:table-cell table:style-name="Table4.B1" office:value-type="string">
                  <text:p text:style-name="P9"/>
                  <text:p text:style-name="P9"/>
                  <table:table table:name="Table5" table:style-name="Table5">
                    <table:table-column table:style-name="Table5.A"/>
                    <table:table-column table:style-name="Table5.B"/>
                    <table:table-row table:style-name="TableLine93896283183136">
                      <table:table-cell table:style-name="Table5.A1" office:value-type="string">
                        <text:p text:style-name="P5">Nexge-01</text:p>
                      </table:table-cell>
                      <table:table-cell table:style-name="Table5.B1" office:value-type="string">
                        <text:p text:style-name="P5">10.12.10.2</text:p>
                      </table:table-cell>
                    </table:table-row>
                    <table:table-row table:style-name="TableLine93896283196304">
                      <table:table-cell table:style-name="Table5.A2" office:value-type="string">
                        <text:p text:style-name="P5">nexge-02</text:p>
                      </table:table-cell>
                      <table:table-cell table:style-name="Table5.B2" office:value-type="string">
                        <text:p text:style-name="P5">10.12.10.3</text:p>
                      </table:table-cell>
                    </table:table-row>
                  </table:table>
                  <text:p text:style-name="P10"/>
                </table:table-cell>
              </table:table-row>
              <table:table-row table:style-name="TableLine93896283209216">
                <table:table-cell table:style-name="Table4.A2" office:value-type="string">
                  <text:p text:style-name="P6">Nexge-hostedpbx02</text:p>
                  <text:p text:style-name="P6">10.21.3.72(CIMC)</text:p>
                  <text:p text:style-name="P6">10.21.4.72(XEN)</text:p>
                </table:table-cell>
                <table:table-cell table:style-name="Table4.B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Line93896283199200">
                      <table:table-cell table:style-name="Table6.A1" office:value-type="string">
                        <text:p text:style-name="P6">nexge-03</text:p>
                      </table:table-cell>
                      <table:table-cell table:style-name="Table6.B1" office:value-type="string">
                        <text:p text:style-name="P4">10.12.10.4</text:p>
                      </table:table-cell>
                    </table:table-row>
                    <table:table-row table:style-name="TableLine93896283205616">
                      <table:table-cell table:style-name="Table6.A2" office:value-type="string">
                        <text:p text:style-name="P6">nexge-04</text:p>
                      </table:table-cell>
                      <table:table-cell table:style-name="Table6.B2" office:value-type="string">
                        <text:p text:style-name="P4">10.12.10.5</text:p>
                      </table:table-cell>
                    </table:table-row>
                  </table:table>
                  <text:p text:style-name="P9"/>
                </table:table-cell>
              </table:table-row>
              <table:table-row table:style-name="TableLine93896283210816">
                <table:table-cell table:style-name="Table4.A2" office:value-type="string">
                  <text:p text:style-name="P9"/>
                  <text:p text:style-name="P8">username:nexge</text:p>
                  <text:p text:style-name="P8">password: #nexge#</text:p>
                </table:table-cell>
                <table:table-cell table:style-name="Table4.B2" office:value-type="string">
                  <text:p text:style-name="P9"/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column table:style-name="Table3.B"/>
              <table:table-row table:style-name="TableLine93896283211808">
                <table:table-cell table:style-name="Table3.A1" office:value-type="string">
                  <text:p text:style-name="P4">Server</text:p>
                </table:table-cell>
                <table:table-cell table:style-name="Table3.B1" office:value-type="string">
                  <text:p text:style-name="P4">IP</text:p>
                </table:table-cell>
              </table:table-row>
              <table:table-row table:style-name="TableLine93896283221232">
                <table:table-cell table:style-name="Table3.A2" office:value-type="string">
                  <text:p text:style-name="P4">Nexge-01</text:p>
                </table:table-cell>
                <table:table-cell table:style-name="Table3.B2" office:value-type="string">
                  <text:p text:style-name="P4">10.12.10.2</text:p>
                </table:table-cell>
              </table:table-row>
              <table:table-row table:style-name="TableLine93896283222768">
                <table:table-cell table:style-name="Table3.A2" office:value-type="string">
                  <text:p text:style-name="P4">nexge-02</text:p>
                </table:table-cell>
                <table:table-cell table:style-name="Table3.B2" office:value-type="string">
                  <text:p text:style-name="P4">10.12.10.3</text:p>
                </table:table-cell>
              </table:table-row>
              <table:table-row table:style-name="TableLine93896283223408">
                <table:table-cell table:style-name="Table3.A2" office:value-type="string">
                  <text:p text:style-name="P4">nexge-03</text:p>
                </table:table-cell>
                <table:table-cell table:style-name="Table3.B2" office:value-type="string">
                  <text:p text:style-name="P4">10.12.10.4</text:p>
                </table:table-cell>
              </table:table-row>
              <table:table-row table:style-name="TableLine93896283224208">
                <table:table-cell table:style-name="Table3.A2" office:value-type="string">
                  <text:p text:style-name="P4">nexge-04</text:p>
                </table:table-cell>
                <table:table-cell table:style-name="Table3.B2" office:value-type="string">
                  <text:p text:style-name="P4">10.12.10.5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6:54:12.545145217</meta:creation-date>
    <meta:generator>LibreOffice/6.4.7.2$Linux_X86_64 LibreOffice_project/40$Build-2</meta:generator>
    <dc:date>2021-11-09T16:11:30.100143826</dc:date>
    <meta:editing-duration>PT2H7M2S</meta:editing-duration>
    <meta:editing-cycles>8</meta:editing-cycles>
    <meta:document-statistic meta:table-count="6" meta:image-count="0" meta:object-count="0" meta:page-count="2" meta:paragraph-count="48" meta:word-count="96" meta:character-count="670" meta:non-whitespace-character-count="627"/>
  </office:meta>
</office:document-meta>
</file>